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SourceFactory.getSource( String location , Map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textSourceFactory.release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xt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SourceFactory.absolutize( String baseURI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SourceFactory.contextualize( org . apache . avalon . framework . context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